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0d5d9" style:font-size-asian="9pt" style:font-name="vardana" style:font-size-complex="9pt" officeooo:rsid="0070d5d9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font-size-asian="11.5pt" style:text-outline="false" style:text-line-through-type="none" style:font-name="vardana1" fo:letter-spacing="normal" style:text-line-through-style="none" fo:text-shadow="none" fo:font-size="11.5pt" style:font-style-asian="normal" style:text-emphasize="none" style:letter-kerning="true" fo:color="#000000" style:font-weight-asian="normal"/>
    </style:style>
    <style:style style:name="T7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8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3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4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5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6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bold" fo:font-style="normal" style:text-underline-style="none" style:font-size-asian="11.5pt" style:text-outline="false" style:text-line-through-type="none" style:font-name="Verdana" fo:letter-spacing="normal" style:text-line-through-style="none" fo:text-shadow="none" fo:font-size="11.5pt" style:font-style-asian="normal" style:text-emphasize="none" style:letter-kerning="true" fo:color="#17365d" style:font-weight-asian="bold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/>
    </style:style>
    <style:style style:name="T26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6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6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6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6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6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7">REQUERIMIENTOS ANAL</text:span><text:span text:style-name="T8">Í</text:span><text:span text:style-name="T7">TICOS (</text:span><text:span text:style-name="T12">llenar una hoja por matriz</text:span><text:span text:style-name="T7">).</text:span></text:p>
      <text:p text:style-name="P18"/>
      <text:section text:style-name="Sect1" text:name="Section Matriz 1">
        <text:p text:style-name="P17"><text:span text:style-name="T7"/><text:change-end text:change-id="ct60350320"/><text:span text:style-name="T7">SISTEMA A MUESTREAR: </text:span><text:span text:style-name="T9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7">Cantidad </text:span><text:span text:style-name="T13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<office:annotation><dc:creator>POD</dc:creator><dc:date>2015-03-12T15:20:23</dc:date><text:p>Error while evaluating expression "gruposfrom xhtml(Data[i]['observaciones'])". SyntaxError: invalid syntax (&lt;string&gt;, line 1)</text:p><text:p>   File "/home/david/Documents/AutomatizaciónFL/Oficial/appy/pod/actions.py", line 87, in _evalExpr</text:p><text:p>    res = eval(expr, context)</text:p><text:p> &lt;type 'exceptions.SyntaxError'&gt;: invalid syntax (&lt;string&gt;, line 1)</text:p></office:annotation>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7"/><text:change-end text:change-id="ct60350320"/><text:span text:style-name="T7">SISTEMA A MUESTREAR: </text:span><text:span text:style-name="T9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7">Cantidad </text:span><text:span text:style-name="T13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<office:annotation><dc:creator>POD</dc:creator><dc:date>2015-03-12T15:20:23</dc:date><text:p>Error while evaluating expression "gruposfrom xhtml(Data[i]['observaciones'])". SyntaxError: invalid syntax (&lt;string&gt;, line 1)</text:p><text:p>   File "/home/david/Documents/AutomatizaciónFL/Oficial/appy/pod/actions.py", line 87, in _evalExpr</text:p><text:p>    res = eval(expr, context)</text:p><text:p> &lt;type 'exceptions.SyntaxError'&gt;: invalid syntax (&lt;string&gt;, line 1)</text:p></office:annotation>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19:55.206162869</dc:date>
    <meta:editing-duration>PT22H41M26S</meta:editing-duration>
    <meta:editing-cycles>77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07" meta:character-count="945" meta:non-whitespace-character-count="861"/>
  </office:meta>
</office:document-meta>
</file>